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Standard">80 <text:line-break/>83 <text:line-break/>86 <text:line-break/>89 <text:line-break/>8C <text:line-break/>8F <text:line-break/>92 <text:line-break/>95 <text:line-break/>98 <text:line-break/>9B <text:line-break/>9E <text:line-break/>A2 <text:line-break/>A5 <text:line-break/>A7 <text:line-break/>AA <text:line-break/>AD <text:line-break/>B0 <text:line-break/>B3 <text:line-break/>B6 <text:line-break/>B9 <text:line-break/>BC <text:line-break/>BE <text:line-break/>C1 <text:line-break/>C4 <text:line-break/>C6 <text:line-break/>C9 <text:line-break/>CB <text:line-break/>CE <text:line-break/>D0 <text:line-break/>D3 <text:line-break/>D5 <text:line-break/>D7 <text:line-break/>DA <text:line-break/>DC <text:line-break/>DE <text:line-break/>E0 <text:line-break/>E2 <text:line-break/>E4 <text:line-break/>E6 <text:line-break/>E8 <text:line-break/>EA <text:line-break/>EB <text:line-break/>ED <text:line-break/>EE <text:line-break/>F0 <text:line-break/>F1 <text:line-break/>F3 <text:line-break/>F4 <text:line-break/>F5 <text:line-break/>F6 <text:line-break/>F8 <text:line-break/>F9 <text:line-break/>FA <text:line-break/>FA <text:line-break/>FB <text:line-break/>FC <text:line-break/>FD <text:line-break/>FD <text:line-break/>FE <text:line-break/>FE <text:line-break/>FE <text:line-break/>FF <text:line-break/>FF <text:line-break/>FF <text:line-break/>FF <text:line-break/>FF <text:line-break/>FF <text:line-break/>FF <text:line-break/>FE <text:line-break/>FE <text:line-break/>FE <text:line-break/>FD <text:line-break/>FD <text:line-break/>FC <text:line-break/>FB <text:line-break/>FA <text:line-break/>FA <text:line-break/>F9 <text:line-break/>F8 <text:line-break/>F6 <text:line-break/>F5 <text:line-break/>F4 <text:line-break/>F3 <text:line-break/>F1 <text:line-break/>F0 <text:line-break/>EE <text:line-break/>ED <text:line-break/>EB <text:line-break/>EA <text:line-break/>E8 <text:line-break/>E6 <text:line-break/>E4 <text:line-break/>E2 <text:line-break/>E0 <text:line-break/>DE <text:line-break/>DC <text:line-break/>DA <text:line-break/>D7 <text:line-break/>D5 <text:line-break/>D3 <text:line-break/>D0 <text:line-break/>CE <text:line-break/>CB <text:line-break/>C9 <text:line-break/>C6 <text:line-break/>C4 <text:line-break/>C1 <text:line-break/>BE <text:line-break/>BC <text:line-break/>B9 <text:line-break/>B6 <text:line-break/>B3 <text:line-break/>B0 <text:line-break/>AD <text:line-break/>AA <text:line-break/>A7 <text:line-break/>A5 <text:line-break/>A2 <text:line-break/>9E <text:line-break/>9B <text:line-break/>98 <text:line-break/>95 <text:line-break/>92 <text:line-break/>8F <text:line-break/>8C <text:line-break/>89 <text:line-break/>86 <text:line-break/>83 <text:line-break/>80 <text:line-break/>7C <text:line-break/>79 <text:line-break/>76 <text:line-break/>73 <text:line-break/>70 <text:line-break/>6D <text:line-break/>6A <text:line-break/>67 <text:line-break/>64 <text:line-break/>61 <text:line-break/>5D <text:line-break/>5A <text:line-break/>58 <text:line-break/>55 <text:line-break/>52 <text:line-break/>4F <text:line-break/>4C <text:line-break/>49 <text:line-break/>46 <text:line-break/>43 <text:line-break/>41 <text:line-break/>3E <text:line-break/>3B <text:line-break/>39 <text:line-break/>36 <text:line-break/>34 <text:line-break/>31 <text:line-break/>2F <text:line-break/>2C <text:line-break/>2A <text:line-break/>28 <text:line-break/>25 <text:line-break/>23 <text:line-break/>21 <text:line-break/>1F <text:line-break/>1D <text:line-break/>1B <text:line-break/>19 <text:line-break/>17 <text:line-break/>15 <text:line-break/>14 <text:line-break/>12 <text:line-break/>11 <text:line-break/>0F <text:line-break/>0E <text:line-break/>0C <text:line-break/>0B <text:line-break/>0A <text:line-break/>09 <text:line-break/>07 <text:line-break/>06 <text:line-break/>05 <text:line-break/>05 <text:line-break/>04 <text:line-break/>03 <text:line-break/>02 <text:line-break/>02 <text:line-break/>01 <text:line-break/>01 <text:line-break/>01 <text:line-break/>00 <text:line-break/>00 <text:line-break/>00 <text:line-break/>00 <text:line-break/>00 <text:line-break/>00 <text:line-break/>00 <text:line-break/>01 <text:line-break/>01 <text:line-break/>01 <text:line-break/>02 <text:line-break/>02 <text:line-break/>03 <text:line-break/>04 <text:line-break/>05 <text:line-break/>05 <text:line-break/>06 <text:line-break/>07 <text:line-break/>09 <text:line-break/>0A <text:line-break/>0B <text:line-break/>0C <text:line-break/>0E <text:line-break/>0F <text:line-break/>11 <text:line-break/>12 <text:line-break/>14 <text:line-break/>15 <text:line-break/>17 <text:line-break/>19 <text:line-break/>1B <text:line-break/>1D <text:line-break/>1F <text:line-break/>21 <text:line-break/>23 <text:line-break/>25 <text:line-break/>28 <text:line-break/>2A <text:line-break/>2C <text:line-break/>2F <text:line-break/>31 <text:line-break/>34 <text:line-break/>36 <text:line-break/>39 <text:line-break/>3B <text:line-break/>3E <text:line-break/>41 <text:line-break/>43 <text:line-break/>46 <text:line-break/>49 <text:line-break/>4C <text:line-break/>4F <text:line-break/>52 <text:line-break/>55 <text:line-break/>58 <text:line-break/>5A <text:line-break/>5D <text:line-break/>61 <text:line-break/>64 <text:line-break/>67 <text:line-break/>6A <text:line-break/>6D <text:line-break/>70 <text:line-break/>73 <text:line-break/>76 <text:line-break/>79 <text:line-break/>7C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o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17:48.99</meta:creation-date>
    <dc:date>2015-04-28T19:17:20.92</dc:date>
    <dc:creator>Pedro Barquin Ayuso</dc:creator>
    <meta:editing-duration>PT1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257" meta:character-count="1026"/>
  </office:meta>
</office:document-meta>
</file>